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3.473cm"/>
    </style:style>
    <style:style style:name="co5" style:family="table-column">
      <style:table-column-properties fo:break-before="auto" style:column-width="3.246cm"/>
    </style:style>
    <style:style style:name="co6" style:family="table-column">
      <style:table-column-properties fo:break-before="auto" style:column-width="2.854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392cm"/>
    </style:style>
    <style:style style:name="co9" style:family="table-column">
      <style:table-column-properties fo:break-before="auto" style:column-width="3.408cm"/>
    </style:style>
    <style:style style:name="co10" style:family="table-column">
      <style:table-column-properties fo:break-before="auto" style:column-width="2.771cm"/>
    </style:style>
    <style:style style:name="co11" style:family="table-column">
      <style:table-column-properties fo:break-before="auto" style:column-width="3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2"/>
    <style:style style:name="ce5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cice 4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but</text:p>
          </table:table-cell>
          <table:table-cell table:style-name="Default" office:value-type="string" calcext:value-type="string">
            <text:p>Proba Exact</text:p>
          </table:table-cell>
          <table:table-cell table:style-name="Default" office:value-type="string" calcext:value-type="string">
            <text:p>Proba « Au Plus »</text:p>
          </table:table-cell>
          <table:table-cell office:value-type="string" calcext:value-type="string">
            <text:p>Echantillion</text:p>
          </table:table-cell>
          <table:table-cell office:value-type="string" calcext:value-type="string">
            <text:p>Pro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BINOM.DIST([.A2];90;0.05; 0)" office:value-type="percentage" office:value="0.00988836470965895" calcext:value-type="percentage">
            <text:p>0,99 %</text:p>
          </table:table-cell>
          <table:table-cell table:formula="of:=COM.MICROSOFT.BINOM.DIST([.A2];90;0.05; 1)" office:value-type="percentage" office:value="0.00988836470965895" calcext:value-type="percentage">
            <text:p>0,99 %</text:p>
          </table:table-cell>
          <table:table-cell office:value-type="float" office:value="120" calcext:value-type="float">
            <text:p>120</text:p>
          </table:table-cell>
          <table:table-cell table:style-name="ce1" table:formula="of:=COM.MICROSOFT.BINOM.DIST(1;[.D2];0.05; 1)" office:value-type="percentage" office:value="0.0155272245599497" calcext:value-type="percentage">
            <text:p>1,55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BINOM.DIST([.A3];90;0.05; 0)" office:value-type="percentage" office:value="0.0468396223089108" calcext:value-type="percentage">
            <text:p>4,68 %</text:p>
          </table:table-cell>
          <table:table-cell table:formula="of:=COM.MICROSOFT.BINOM.DIST([.A3];90;0.05; 1)" office:value-type="percentage" office:value="0.0567279870185698" calcext:value-type="percentage">
            <text:p>5,67 %</text:p>
          </table:table-cell>
          <table:table-cell office:value-type="float" office:value="121" calcext:value-type="float">
            <text:p>121</text:p>
          </table:table-cell>
          <table:table-cell table:style-name="ce1" table:formula="of:=COM.MICROSOFT.BINOM.DIST(1;[.D3];0.05; 1)" office:value-type="percentage" office:value="0.0148569846508871" calcext:value-type="percentage">
            <text:p>1,49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BINOM.DIST([.A4];90;0.05; 0)" office:value-type="percentage" office:value="0.109703325934028" calcext:value-type="percentage">
            <text:p>10,97 %</text:p>
          </table:table-cell>
          <table:table-cell table:formula="of:=COM.MICROSOFT.BINOM.DIST([.A4];90;0.05; 1)" office:value-type="percentage" office:value="0.166431312952598" calcext:value-type="percentage">
            <text:p>16,64 %</text:p>
          </table:table-cell>
          <table:table-cell office:value-type="float" office:value="122" calcext:value-type="float">
            <text:p>122</text:p>
          </table:table-cell>
          <table:table-cell table:style-name="ce1" table:formula="of:=COM.MICROSOFT.BINOM.DIST(1;[.D4];0.05; 1)" office:value-type="percentage" office:value="0.0142149506713309" calcext:value-type="percentage">
            <text:p>1,42 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BINOM.DIST([.A5];90;0.05; 0)" office:value-type="percentage" office:value="0.169366538284113" calcext:value-type="percentage">
            <text:p>16,94 %</text:p>
          </table:table-cell>
          <table:table-cell table:formula="of:=COM.MICROSOFT.BINOM.DIST([.A5];90;0.05; 1)" office:value-type="percentage" office:value="0.335797851236711" calcext:value-type="percentage">
            <text:p>33,58 %</text:p>
          </table:table-cell>
          <table:table-cell office:value-type="float" office:value="123" calcext:value-type="float">
            <text:p>123</text:p>
          </table:table-cell>
          <table:table-cell table:style-name="ce1" table:formula="of:=COM.MICROSOFT.BINOM.DIST(1;[.D5];0.05; 1)" office:value-type="percentage" office:value="0.0135999776281031" calcext:value-type="percentage">
            <text:p>1,36 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BINOM.DIST([.A6];90;0.05; 0)" office:value-type="percentage" office:value="0.193880116193656" calcext:value-type="percentage">
            <text:p>19,39 %</text:p>
          </table:table-cell>
          <table:table-cell table:formula="of:=COM.MICROSOFT.BINOM.DIST([.A6];90;0.05; 1)" office:value-type="percentage" office:value="0.529677967430367" calcext:value-type="percentage">
            <text:p>52,97 %</text:p>
          </table:table-cell>
          <table:table-cell office:value-type="float" office:value="124" calcext:value-type="float">
            <text:p>124</text:p>
          </table:table-cell>
          <table:table-cell table:style-name="ce1" table:formula="of:=COM.MICROSOFT.BINOM.DIST(1;[.D6];0.05; 1)" office:value-type="percentage" office:value="0.0130109645125198" calcext:value-type="percentage">
            <text:p>1,30 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BINOM.DIST([.A7];90;0.05; 0)" office:value-type="percentage" office:value="0.175512526238468" calcext:value-type="percentage">
            <text:p>17,55 %</text:p>
          </table:table-cell>
          <table:table-cell table:formula="of:=COM.MICROSOFT.BINOM.DIST([.A7];90;0.05; 1)" office:value-type="percentage" office:value="0.705190493668835" calcext:value-type="percentage">
            <text:p>70,52 %</text:p>
          </table:table-cell>
          <table:table-cell office:value-type="float" office:value="125" calcext:value-type="float">
            <text:p>125</text:p>
          </table:table-cell>
          <table:table-cell table:style-name="ce1" table:formula="of:=COM.MICROSOFT.BINOM.DIST(1;[.D7];0.05; 1)" office:value-type="percentage" office:value="0.0124468527644245" calcext:value-type="percentage">
            <text:p>1,24 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BINOM.DIST([.A8];90;0.05; 0)" office:value-type="percentage" office:value="0.130864602897103" calcext:value-type="percentage">
            <text:p>13,09 %</text:p>
          </table:table-cell>
          <table:table-cell table:formula="of:=COM.MICROSOFT.BINOM.DIST([.A8];90;0.05; 1)" office:value-type="percentage" office:value="0.836055096565938" calcext:value-type="percentage">
            <text:p>83,61 %</text:p>
          </table:table-cell>
          <table:table-cell office:value-type="float" office:value="126" calcext:value-type="float">
            <text:p>126</text:p>
          </table:table-cell>
          <table:table-cell table:style-name="ce1" table:formula="of:=COM.MICROSOFT.BINOM.DIST(1;[.D8];0.05; 1)" office:value-type="percentage" office:value="0.0119066247798575" calcext:value-type="percentage">
            <text:p>1,19 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BINOM.DIST([.A9];90;0.05; 0)" office:value-type="percentage" office:value="0.0826513281455388" calcext:value-type="percentage">
            <text:p>8,27 %</text:p>
          </table:table-cell>
          <table:table-cell table:formula="of:=COM.MICROSOFT.BINOM.DIST([.A9];90;0.05; 1)" office:value-type="percentage" office:value="0.918706424711477" calcext:value-type="percentage">
            <text:p>91,87 %</text:p>
          </table:table-cell>
          <table:table-cell office:value-type="float" office:value="127" calcext:value-type="float">
            <text:p>127</text:p>
          </table:table-cell>
          <table:table-cell table:style-name="ce1" table:formula="of:=COM.MICROSOFT.BINOM.DIST(1;[.D9];0.05; 1)" office:value-type="percentage" office:value="0.0113893024618361" calcext:value-type="percentage">
            <text:p>1,14 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BINOM.DIST([.A10];90;0.05; 0)" office:value-type="percentage" office:value="0.0451319752373666" calcext:value-type="percentage">
            <text:p>4,51 %</text:p>
          </table:table-cell>
          <table:table-cell table:formula="of:=COM.MICROSOFT.BINOM.DIST([.A10];90;0.05; 1)" office:value-type="percentage" office:value="0.963838399948844" calcext:value-type="percentage">
            <text:p>96,38 %</text:p>
          </table:table-cell>
          <table:table-cell office:value-type="float" office:value="128" calcext:value-type="float">
            <text:p>128</text:p>
          </table:table-cell>
          <table:table-cell table:style-name="ce1" table:formula="of:=COM.MICROSOFT.BINOM.DIST(1;[.D10];0.05; 1)" office:value-type="percentage" office:value="0.0108939458136672" calcext:value-type="percentage">
            <text:p>1,09 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BINOM.DIST([.A11];90;0.05; 0)" office:value-type="percentage" office:value="0.0216422337395559" calcext:value-type="percentage">
            <text:p>2,16 %</text:p>
          </table:table-cell>
          <table:table-cell table:formula="of:=COM.MICROSOFT.BINOM.DIST([.A11];90;0.05; 1)" office:value-type="percentage" office:value="0.985480633688399" calcext:value-type="percentage">
            <text:p>98,55 %</text:p>
          </table:table-cell>
          <table:table-cell office:value-type="float" office:value="129" calcext:value-type="float">
            <text:p>129</text:p>
          </table:table-cell>
          <table:table-cell table:style-name="ce1" table:formula="of:=COM.MICROSOFT.BINOM.DIST(1;[.D11];0.05; 1)" office:value-type="percentage" office:value="0.0104196515741606" calcext:value-type="percentage">
            <text:p>1,04 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BINOM.DIST([.A12];90;0.05; 0)" office:value-type="percentage" office:value="0.00922642596265279" calcext:value-type="percentage">
            <text:p>0,92 %</text:p>
          </table:table-cell>
          <table:table-cell table:formula="of:=COM.MICROSOFT.BINOM.DIST([.A12];90;0.05; 1)" office:value-type="percentage" office:value="0.994707059651052" calcext:value-type="percentage">
            <text:p>99,47 %</text:p>
          </table:table-cell>
          <table:table-cell table:style-name="ce2" office:value-type="float" office:value="130" calcext:value-type="float">
            <text:p>130</text:p>
          </table:table-cell>
          <table:table-cell table:style-name="ce3" table:formula="of:=COM.MICROSOFT.BINOM.DIST(1;[.D12];0.05; 1)" office:value-type="percentage" office:value="0.00996555189407048" calcext:value-type="percentage">
            <text:p>1,00 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BINOM.DIST([.A13];90;0.05; 0)" office:value-type="percentage" office:value="0.00353164630149389" calcext:value-type="percentage">
            <text:p>0,35 %</text:p>
          </table:table-cell>
          <table:table-cell table:formula="of:=COM.MICROSOFT.BINOM.DIST([.A13];90;0.05; 1)" office:value-type="percentage" office:value="0.998238705952546" calcext:value-type="percentage">
            <text:p>99,82 %</text:p>
          </table:table-cell>
          <table:table-cell office:value-type="float" office:value="131" calcext:value-type="float">
            <text:p>131</text:p>
          </table:table-cell>
          <table:table-cell table:style-name="ce1" table:formula="of:=COM.MICROSOFT.BINOM.DIST(1;[.D13];0.05; 1)" office:value-type="percentage" office:value="0.00953081305305399" calcext:value-type="percentage">
            <text:p>0,95 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BINOM.DIST([.A14];90;0.05; 0)" office:value-type="percentage" office:value="0.00122368446411411" calcext:value-type="percentage">
            <text:p>0,12 %</text:p>
          </table:table-cell>
          <table:table-cell table:formula="of:=COM.MICROSOFT.BINOM.DIST([.A14];90;0.05; 1)" office:value-type="percentage" office:value="0.99946239041666" calcext:value-type="percentage">
            <text:p>99,95 %</text:p>
          </table:table-cell>
          <table:table-cell office:value-type="float" office:value="132" calcext:value-type="float">
            <text:p>132</text:p>
          </table:table-cell>
          <table:table-cell table:style-name="ce1" table:formula="of:=COM.MICROSOFT.BINOM.DIST(1;[.D14];0.05; 1)" office:value-type="percentage" office:value="0.00911463421640396" calcext:value-type="percentage">
            <text:p>0,91 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BINOM.DIST([.A15];90;0.05; 0)" office:value-type="percentage" office:value="0.00038642667287814" calcext:value-type="percentage">
            <text:p>0,04 %</text:p>
          </table:table-cell>
          <table:table-cell table:formula="of:=COM.MICROSOFT.BINOM.DIST([.A15];90;0.05; 1)" office:value-type="percentage" office:value="0.999848817089538" calcext:value-type="percentage">
            <text:p>99,98 %</text:p>
          </table:table-cell>
          <table:table-cell office:value-type="float" office:value="133" calcext:value-type="float">
            <text:p>133</text:p>
          </table:table-cell>
          <table:table-cell table:style-name="ce1" table:formula="of:=COM.MICROSOFT.BINOM.DIST(1;[.D15];0.05; 1)" office:value-type="percentage" office:value="0.0087162462307863" calcext:value-type="percentage">
            <text:p>0,87 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BINOM.DIST([.A16];90;0.05; 0)" office:value-type="percentage" office:value="0.000111860352675251" calcext:value-type="percentage">
            <text:p>0,01 %</text:p>
          </table:table-cell>
          <table:table-cell table:formula="of:=COM.MICROSOFT.BINOM.DIST([.A16];90;0.05; 1)" office:value-type="percentage" office:value="0.999960677442214" calcext:value-type="percentage">
            <text:p>100,00 %</text:p>
          </table:table-cell>
          <table:table-cell office:value-type="float" office:value="134" calcext:value-type="float">
            <text:p>134</text:p>
          </table:table-cell>
          <table:table-cell table:style-name="ce1" table:formula="of:=COM.MICROSOFT.BINOM.DIST(1;[.D16];0.05; 1)" office:value-type="percentage" office:value="0.0083349104581894" calcext:value-type="percentage">
            <text:p>0,83 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BINOM.DIST([.A17];90;0.05; 0)" office:value-type="percentage" office:value="0.000029829427380067" calcext:value-type="percentage">
            <text:p>0,00 %</text:p>
          </table:table-cell>
          <table:table-cell table:formula="of:=COM.MICROSOFT.BINOM.DIST([.A17];90;0.05; 1)" office:value-type="percentage" office:value="0.999990506869594" calcext:value-type="percentage">
            <text:p>100,00 %</text:p>
          </table:table-cell>
          <table:table-cell office:value-type="float" office:value="135" calcext:value-type="float">
            <text:p>135</text:p>
          </table:table-cell>
          <table:table-cell table:style-name="ce1" table:formula="of:=COM.MICROSOFT.BINOM.DIST(1;[.D17];0.05; 1)" office:value-type="percentage" office:value="0.00796991764727523" calcext:value-type="percentage">
            <text:p>0,80 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BINOM.DIST([.A18];90;0.05; 0)" office:value-type="percentage" office:value="0.00000735923372863495" calcext:value-type="percentage">
            <text:p>0,00 %</text:p>
          </table:table-cell>
          <table:table-cell table:formula="of:=COM.MICROSOFT.BINOM.DIST([.A18];90;0.05; 1)" office:value-type="percentage" office:value="0.999997866103322" calcext:value-type="percentage">
            <text:p>100,00 %</text:p>
          </table:table-cell>
          <table:table-cell office:value-type="float" office:value="136" calcext:value-type="float">
            <text:p>136</text:p>
          </table:table-cell>
          <table:table-cell table:style-name="ce1" table:formula="of:=COM.MICROSOFT.BINOM.DIST(1;[.D18];0.05; 1)" office:value-type="percentage" office:value="0.00762058684130699" calcext:value-type="percentage">
            <text:p>0,76 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BINOM.DIST([.A19];90;0.05; 0)" office:value-type="percentage" office:value="0.00000168601639603401" calcext:value-type="percentage">
            <text:p>0,00 %</text:p>
          </table:table-cell>
          <table:table-cell table:formula="of:=COM.MICROSOFT.BINOM.DIST([.A19];90;0.05; 1)" office:value-type="percentage" office:value="0.999999552119718" calcext:value-type="percentage">
            <text:p>100,00 %</text:p>
          </table:table-cell>
          <table:table-cell office:value-type="float" office:value="137" calcext:value-type="float">
            <text:p>137</text:p>
          </table:table-cell>
          <table:table-cell table:style-name="ce1" table:formula="of:=COM.MICROSOFT.BINOM.DIST(1;[.D19];0.05; 1)" office:value-type="percentage" office:value="0.0072862643218174" calcext:value-type="percentage">
            <text:p>0,73 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BINOM.DIST([.A20];90;0.05; 0)" office:value-type="percentage" office:value="0.00000035988069272071" calcext:value-type="percentage">
            <text:p>0,00 %</text:p>
          </table:table-cell>
          <table:table-cell table:formula="of:=COM.MICROSOFT.BINOM.DIST([.A20];90;0.05; 1)" office:value-type="percentage" office:value="0.999999912000411" calcext:value-type="percentage">
            <text:p>100,00 %</text:p>
          </table:table-cell>
          <table:table-cell office:value-type="float" office:value="138" calcext:value-type="float">
            <text:p>138</text:p>
          </table:table-cell>
          <table:table-cell table:style-name="ce1" table:formula="of:=COM.MICROSOFT.BINOM.DIST(1;[.D20];0.05; 1)" office:value-type="percentage" office:value="0.00696632258717349" calcext:value-type="percentage">
            <text:p>0,70 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BINOM.DIST([.A21];90;0.05; 0)" office:value-type="percentage" office:value="0.0000000717767586589782" calcext:value-type="percentage">
            <text:p>0,00 %</text:p>
          </table:table-cell>
          <table:table-cell table:formula="of:=COM.MICROSOFT.BINOM.DIST([.A21];90;0.05; 1)" office:value-type="percentage" office:value="0.99999998377717" calcext:value-type="percentage">
            <text:p>100,00 %</text:p>
          </table:table-cell>
          <table:table-cell office:value-type="float" office:value="139" calcext:value-type="float">
            <text:p>139</text:p>
          </table:table-cell>
          <table:table-cell table:style-name="ce1" table:formula="of:=COM.MICROSOFT.BINOM.DIST(1;[.D21];0.05; 1)" office:value-type="percentage" office:value="0.00666015936518943" calcext:value-type="percentage">
            <text:p>0,67 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BINOM.DIST([.A22];90;0.05; 0)" office:value-type="percentage" office:value="0.0000000134109206968091" calcext:value-type="percentage">
            <text:p>0,00 %</text:p>
          </table:table-cell>
          <table:table-cell table:formula="of:=COM.MICROSOFT.BINOM.DIST([.A22];90;0.05; 1)" office:value-type="percentage" office:value="0.99999999718809" calcext:value-type="percentage">
            <text:p>100,00 %</text:p>
          </table:table-cell>
          <table:table-cell office:value-type="float" office:value="140" calcext:value-type="float">
            <text:p>140</text:p>
          </table:table-cell>
          <table:table-cell table:style-name="ce1" table:formula="of:=COM.MICROSOFT.BINOM.DIST(1;[.D22];0.05; 1)" office:value-type="percentage" office:value="0.00636719665893585" calcext:value-type="percentage">
            <text:p>0,64 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BINOM.DIST([.A23];90;0.05; 0)" office:value-type="percentage" office:value="0.00000000235279310470335" calcext:value-type="percentage">
            <text:p>0,00 %</text:p>
          </table:table-cell>
          <table:table-cell table:formula="of:=COM.MICROSOFT.BINOM.DIST([.A23];90;0.05; 1)" office:value-type="percentage" office:value="0.999999999540884" calcext:value-type="percentage">
            <text:p>100,00 %</text:p>
          </table:table-cell>
          <table:table-cell office:value-type="float" office:value="141" calcext:value-type="float">
            <text:p>141</text:p>
          </table:table-cell>
          <table:table-cell table:style-name="ce1" table:formula="of:=COM.MICROSOFT.BINOM.DIST(1;[.D23];0.05; 1)" office:value-type="percentage" office:value="0.00608687982489465" calcext:value-type="percentage">
            <text:p>0,61 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BINOM.DIST([.A24];90;0.05; 0)" office:value-type="percentage" office:value="0.000000000388379723025194" calcext:value-type="percentage">
            <text:p>0,00 %</text:p>
          </table:table-cell>
          <table:table-cell table:formula="of:=COM.MICROSOFT.BINOM.DIST([.A24];90;0.05; 1)" office:value-type="percentage" office:value="0.999999999929263" calcext:value-type="percentage">
            <text:p>100,00 %</text:p>
          </table:table-cell>
          <table:table-cell office:value-type="float" office:value="142" calcext:value-type="float">
            <text:p>142</text:p>
          </table:table-cell>
          <table:table-cell table:style-name="ce1" table:formula="of:=COM.MICROSOFT.BINOM.DIST(1;[.D24];0.05; 1)" office:value-type="percentage" office:value="0.00581867668261023" calcext:value-type="percentage">
            <text:p>0,58 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BINOM.DIST([.A25];90;0.05; 0)" office:value-type="percentage" office:value="0.0000000000604343733769181" calcext:value-type="percentage">
            <text:p>0,00 %</text:p>
          </table:table-cell>
          <table:table-cell table:formula="of:=COM.MICROSOFT.BINOM.DIST([.A25];90;0.05; 1)" office:value-type="percentage" office:value="0.999999999989698" calcext:value-type="percentage">
            <text:p>100,00 %</text:p>
          </table:table-cell>
          <table:table-cell office:value-type="float" office:value="143" calcext:value-type="float">
            <text:p>143</text:p>
          </table:table-cell>
          <table:table-cell table:style-name="ce1" table:formula="of:=COM.MICROSOFT.BINOM.DIST(1;[.D25];0.05; 1)" office:value-type="percentage" office:value="0.00556207665499201" calcext:value-type="percentage">
            <text:p>0,56 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BINOM.DIST([.A26];90;0.05; 0)" office:value-type="percentage" office:value="0.00000000000887961187774893" calcext:value-type="percentage">
            <text:p>0,00 %</text:p>
          </table:table-cell>
          <table:table-cell table:formula="of:=COM.MICROSOFT.BINOM.DIST([.A26];90;0.05; 1)" office:value-type="percentage" office:value="0.999999999998577" calcext:value-type="percentage">
            <text:p>100,00 %</text:p>
          </table:table-cell>
          <table:table-cell office:value-type="float" office:value="144" calcext:value-type="float">
            <text:p>144</text:p>
          </table:table-cell>
          <table:table-cell table:style-name="ce1" table:formula="of:=COM.MICROSOFT.BINOM.DIST(1;[.D26];0.05; 1)" office:value-type="percentage" office:value="0.00531658993842909" calcext:value-type="percentage">
            <text:p>0,53 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BINOM.DIST([.A27];90;0.05; 0)" office:value-type="percentage" office:value="0.00000000000123379870301354" calcext:value-type="percentage">
            <text:p>0,00 %</text:p>
          </table:table-cell>
          <table:table-cell table:formula="of:=COM.MICROSOFT.BINOM.DIST([.A27];90;0.05; 1)" office:value-type="percentage" office:value="0.999999999999811" calcext:value-type="percentage">
            <text:p>100,00 %</text:p>
          </table:table-cell>
          <table:table-cell office:value-type="float" office:value="145" calcext:value-type="float">
            <text:p>145</text:p>
          </table:table-cell>
          <table:table-cell table:style-name="ce1" table:formula="of:=COM.MICROSOFT.BINOM.DIST(1;[.D27];0.05; 1)" office:value-type="percentage" office:value="0.00508174670188498" calcext:value-type="percentage">
            <text:p>0,51 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BINOM.DIST([.A28];90;0.05; 0)" office:value-type="percentage" office:value="0.000000000000162341934607044" calcext:value-type="percentage">
            <text:p>0,00 %</text:p>
          </table:table-cell>
          <table:table-cell table:formula="of:=COM.MICROSOFT.BINOM.DIST([.A28];90;0.05; 1)" office:value-type="percentage" office:value="0.999999999999973" calcext:value-type="percentage">
            <text:p>100,00 %</text:p>
          </table:table-cell>
          <table:table-cell office:value-type="float" office:value="146" calcext:value-type="float">
            <text:p>146</text:p>
          </table:table-cell>
          <table:table-cell table:style-name="ce1" table:formula="of:=COM.MICROSOFT.BINOM.DIST(1;[.D28];0.05; 1)" office:value-type="percentage" office:value="0.00485709631414921" calcext:value-type="percentage">
            <text:p>0,49 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BINOM.DIST([.A29];90;0.05; 0)" office:value-type="percentage" office:value="0.0000000000000202531848242706" calcext:value-type="percentage">
            <text:p>0,00 %</text:p>
          </table:table-cell>
          <table:table-cell table:formula="of:=COM.MICROSOFT.BINOM.DIST([.A29];90;0.05; 1)" office:value-type="percentage" office:value="0.999999999999994" calcext:value-type="percentage">
            <text:p>100,00 %</text:p>
          </table:table-cell>
          <table:table-cell office:value-type="float" office:value="147" calcext:value-type="float">
            <text:p>147</text:p>
          </table:table-cell>
          <table:table-cell table:style-name="ce1" table:formula="of:=COM.MICROSOFT.BINOM.DIST(1;[.D29];0.05; 1)" office:value-type="percentage" office:value="0.00464220659843231" calcext:value-type="percentage">
            <text:p>0,46 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BINOM.DIST([.A30];90;0.05; 0)" office:value-type="percentage" office:value="2.39840346603205E-015" calcext:value-type="percentage">
            <text:p>0,00 %</text:p>
          </table:table-cell>
          <table:table-cell table:formula="of:=COM.MICROSOFT.BINOM.DIST([.A30];90;0.05; 1)" office:value-type="percentage" office:value="0.999999999999996" calcext:value-type="percentage">
            <text:p>100,00 %</text:p>
          </table:table-cell>
          <table:table-cell office:value-type="float" office:value="148" calcext:value-type="float">
            <text:p>148</text:p>
          </table:table-cell>
          <table:table-cell table:style-name="ce1" table:formula="of:=COM.MICROSOFT.BINOM.DIST(1;[.D30];0.05; 1)" office:value-type="percentage" office:value="0.00443666311350172" calcext:value-type="percentage">
            <text:p>0,44 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BINOM.DIST([.A31];90;0.05; 0)" office:value-type="percentage" office:value="2.69874800170575E-016" calcext:value-type="percentage">
            <text:p>0,00 %</text:p>
          </table:table-cell>
          <table:table-cell table:formula="of:=COM.MICROSOFT.BINOM.DIST([.A31];90;0.05; 1)" office:value-type="percentage" office:value="0.999999999999996" calcext:value-type="percentage">
            <text:p>100,00 %</text:p>
          </table:table-cell>
          <table:table-cell office:value-type="float" office:value="149" calcext:value-type="float">
            <text:p>149</text:p>
          </table:table-cell>
          <table:table-cell table:style-name="ce1" table:formula="of:=COM.MICROSOFT.BINOM.DIST(1;[.D31];0.05; 1)" office:value-type="percentage" office:value="0.00424006846056811" calcext:value-type="percentage">
            <text:p>0,42 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BINOM.DIST([.A32];90;0.05; 0)" office:value-type="percentage" office:value="2.88813382638686E-017" calcext:value-type="percentage">
            <text:p>0,00 %</text:p>
          </table:table-cell>
          <table:table-cell table:formula="of:=COM.MICROSOFT.BINOM.DIST([.A32];90;0.05; 1)" office:value-type="percentage" office:value="0.999999999999996" calcext:value-type="percentage">
            <text:p>100,00 %</text:p>
          </table:table-cell>
          <table:table-cell office:value-type="float" office:value="150" calcext:value-type="float">
            <text:p>150</text:p>
          </table:table-cell>
          <table:table-cell table:style-name="ce1" table:formula="of:=COM.MICROSOFT.BINOM.DIST(1;[.D32];0.05; 1)" office:value-type="percentage" office:value="0.00405204161514411" calcext:value-type="percentage">
            <text:p>0,41 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BINOM.DIST([.A33];90;0.05; 0)" office:value-type="percentage" office:value="2.94207180956216E-018" calcext:value-type="percentage">
            <text:p>0,00 %</text:p>
          </table:table-cell>
          <table:table-cell table:formula="of:=COM.MICROSOFT.BINOM.DIST([.A33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BINOM.DIST([.A34];90;0.05; 0)" office:value-type="percentage" office:value="2.85497099941065E-019" calcext:value-type="percentage">
            <text:p>0,00 %</text:p>
          </table:table-cell>
          <table:table-cell table:formula="of:=COM.MICROSOFT.BINOM.DIST([.A34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BINOM.DIST([.A35];90;0.05; 0)" office:value-type="percentage" office:value="2.64096200902421E-020" calcext:value-type="percentage">
            <text:p>0,00 %</text:p>
          </table:table-cell>
          <table:table-cell table:formula="of:=COM.MICROSOFT.BINOM.DIST([.A35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BINOM.DIST([.A36];90;0.05; 0)" office:value-type="percentage" office:value="2.33026059619783E-021" calcext:value-type="percentage">
            <text:p>0,00 %</text:p>
          </table:table-cell>
          <table:table-cell table:formula="of:=COM.MICROSOFT.BINOM.DIST([.A36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BINOM.DIST([.A37];90;0.05; 0)" office:value-type="percentage" office:value="1.96232471258765E-022" calcext:value-type="percentage">
            <text:p>0,00 %</text:p>
          </table:table-cell>
          <table:table-cell table:formula="of:=COM.MICROSOFT.BINOM.DIST([.A37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BINOM.DIST([.A38];90;0.05; 0)" office:value-type="percentage" office:value="1.5778926782503E-023" calcext:value-type="percentage">
            <text:p>0,00 %</text:p>
          </table:table-cell>
          <table:table-cell table:formula="of:=COM.MICROSOFT.BINOM.DIST([.A38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BINOM.DIST([.A39];90;0.05; 0)" office:value-type="percentage" office:value="1.21203705014959E-024" calcext:value-type="percentage">
            <text:p>0,00 %</text:p>
          </table:table-cell>
          <table:table-cell table:formula="of:=COM.MICROSOFT.BINOM.DIST([.A39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BINOM.DIST([.A40];90;0.05; 0)" office:value-type="percentage" office:value="8.89722488336958E-026" calcext:value-type="percentage">
            <text:p>0,00 %</text:p>
          </table:table-cell>
          <table:table-cell table:formula="of:=COM.MICROSOFT.BINOM.DIST([.A40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BINOM.DIST([.A41];90;0.05; 0)" office:value-type="percentage" office:value="6.24366658482076E-027" calcext:value-type="percentage">
            <text:p>0,00 %</text:p>
          </table:table-cell>
          <table:table-cell table:formula="of:=COM.MICROSOFT.BINOM.DIST([.A41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BINOM.DIST([.A42];90;0.05; 0)" office:value-type="percentage" office:value="4.18982889244551E-028" calcext:value-type="percentage">
            <text:p>0,00 %</text:p>
          </table:table-cell>
          <table:table-cell table:formula="of:=COM.MICROSOFT.BINOM.DIST([.A42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BINOM.DIST([.A43];90;0.05; 0)" office:value-type="percentage" office:value="2.68923548937453E-029" calcext:value-type="percentage">
            <text:p>0,00 %</text:p>
          </table:table-cell>
          <table:table-cell table:formula="of:=COM.MICROSOFT.BINOM.DIST([.A43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BINOM.DIST([.A44];90;0.05; 0)" office:value-type="percentage" office:value="1.65128494961594E-030" calcext:value-type="percentage">
            <text:p>0,00 %</text:p>
          </table:table-cell>
          <table:table-cell table:formula="of:=COM.MICROSOFT.BINOM.DIST([.A44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BINOM.DIST([.A45];90;0.05; 0)" office:value-type="percentage" office:value="9.70155172356977E-032" calcext:value-type="percentage">
            <text:p>0,00 %</text:p>
          </table:table-cell>
          <table:table-cell table:formula="of:=COM.MICROSOFT.BINOM.DIST([.A45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BINOM.DIST([.A46];90;0.05; 0)" office:value-type="percentage" office:value="5.45422166277248E-033" calcext:value-type="percentage">
            <text:p>0,00 %</text:p>
          </table:table-cell>
          <table:table-cell table:formula="of:=COM.MICROSOFT.BINOM.DIST([.A46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BINOM.DIST([.A47];90;0.05; 0)" office:value-type="percentage" office:value="2.93443504663782E-034" calcext:value-type="percentage">
            <text:p>0,00 %</text:p>
          </table:table-cell>
          <table:table-cell table:formula="of:=COM.MICROSOFT.BINOM.DIST([.A47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BINOM.DIST([.A48];90;0.05; 0)" office:value-type="percentage" office:value="1.51086472652977E-035" calcext:value-type="percentage">
            <text:p>0,00 %</text:p>
          </table:table-cell>
          <table:table-cell table:formula="of:=COM.MICROSOFT.BINOM.DIST([.A48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BINOM.DIST([.A49];90;0.05; 0)" office:value-type="percentage" office:value="7.44435027629451E-037" calcext:value-type="percentage">
            <text:p>0,00 %</text:p>
          </table:table-cell>
          <table:table-cell table:formula="of:=COM.MICROSOFT.BINOM.DIST([.A49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BINOM.DIST([.A50];90;0.05; 0)" office:value-type="percentage" office:value="3.50994585395465E-038" calcext:value-type="percentage">
            <text:p>0,00 %</text:p>
          </table:table-cell>
          <table:table-cell table:formula="of:=COM.MICROSOFT.BINOM.DIST([.A50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BINOM.DIST([.A51];90;0.05; 0)" office:value-type="percentage" office:value="1.58343421982917E-039" calcext:value-type="percentage">
            <text:p>0,00 %</text:p>
          </table:table-cell>
          <table:table-cell table:formula="of:=COM.MICROSOFT.BINOM.DIST([.A51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BINOM.DIST([.A52];90;0.05; 0)" office:value-type="percentage" office:value="6.83376873821008E-041" calcext:value-type="percentage">
            <text:p>0,00 %</text:p>
          </table:table-cell>
          <table:table-cell table:formula="of:=COM.MICROSOFT.BINOM.DIST([.A52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BINOM.DIST([.A53];90;0.05; 0)" office:value-type="percentage" office:value="2.82095716747578E-042" calcext:value-type="percentage">
            <text:p>0,00 %</text:p>
          </table:table-cell>
          <table:table-cell table:formula="of:=COM.MICROSOFT.BINOM.DIST([.A53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BINOM.DIST([.A54];90;0.05; 0)" office:value-type="percentage" office:value="1.1135357240036E-043" calcext:value-type="percentage">
            <text:p>0,00 %</text:p>
          </table:table-cell>
          <table:table-cell table:formula="of:=COM.MICROSOFT.BINOM.DIST([.A54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BINOM.DIST([.A55];90;0.05; 0)" office:value-type="percentage" office:value="4.20202160001358E-045" calcext:value-type="percentage">
            <text:p>0,00 %</text:p>
          </table:table-cell>
          <table:table-cell table:formula="of:=COM.MICROSOFT.BINOM.DIST([.A55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BINOM.DIST([.A56];90;0.05; 0)" office:value-type="percentage" office:value="1.51534892008287E-046" calcext:value-type="percentage">
            <text:p>0,00 %</text:p>
          </table:table-cell>
          <table:table-cell table:formula="of:=COM.MICROSOFT.BINOM.DIST([.A56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BINOM.DIST([.A57];90;0.05; 0)" office:value-type="percentage" office:value="5.22034077731898E-048" calcext:value-type="percentage">
            <text:p>0,00 %</text:p>
          </table:table-cell>
          <table:table-cell table:formula="of:=COM.MICROSOFT.BINOM.DIST([.A57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BINOM.DIST([.A58];90;0.05; 0)" office:value-type="percentage" office:value="1.71721736096019E-049" calcext:value-type="percentage">
            <text:p>0,00 %</text:p>
          </table:table-cell>
          <table:table-cell table:formula="of:=COM.MICROSOFT.BINOM.DIST([.A58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BINOM.DIST([.A59];90;0.05; 0)" office:value-type="percentage" office:value="5.39107943422405E-051" calcext:value-type="percentage">
            <text:p>0,00 %</text:p>
          </table:table-cell>
          <table:table-cell table:formula="of:=COM.MICROSOFT.BINOM.DIST([.A59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BINOM.DIST([.A60];90;0.05; 0)" office:value-type="percentage" office:value="1.61438857830666E-052" calcext:value-type="percentage">
            <text:p>0,00 %</text:p>
          </table:table-cell>
          <table:table-cell table:formula="of:=COM.MICROSOFT.BINOM.DIST([.A60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BINOM.DIST([.A61];90;0.05; 0)" office:value-type="percentage" office:value="4.60842413075941E-054" calcext:value-type="percentage">
            <text:p>0,00 %</text:p>
          </table:table-cell>
          <table:table-cell table:formula="of:=COM.MICROSOFT.BINOM.DIST([.A61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BINOM.DIST([.A62];90;0.05; 0)" office:value-type="percentage" office:value="1.25316796538195E-055" calcext:value-type="percentage">
            <text:p>0,00 %</text:p>
          </table:table-cell>
          <table:table-cell table:formula="of:=COM.MICROSOFT.BINOM.DIST([.A62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BINOM.DIST([.A63];90;0.05; 0)" office:value-type="percentage" office:value="3.24374796906457E-057" calcext:value-type="percentage">
            <text:p>0,00 %</text:p>
          </table:table-cell>
          <table:table-cell table:formula="of:=COM.MICROSOFT.BINOM.DIST([.A63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BINOM.DIST([.A64];90;0.05; 0)" office:value-type="percentage" office:value="7.98545764880073E-059" calcext:value-type="percentage">
            <text:p>0,00 %</text:p>
          </table:table-cell>
          <table:table-cell table:formula="of:=COM.MICROSOFT.BINOM.DIST([.A64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BINOM.DIST([.A65];90;0.05; 0)" office:value-type="percentage" office:value="1.86794330966099E-060" calcext:value-type="percentage">
            <text:p>0,00 %</text:p>
          </table:table-cell>
          <table:table-cell table:formula="of:=COM.MICROSOFT.BINOM.DIST([.A65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BINOM.DIST([.A66];90;0.05; 0)" office:value-type="percentage" office:value="4.14757149349069E-062" calcext:value-type="percentage">
            <text:p>0,00 %</text:p>
          </table:table-cell>
          <table:table-cell table:formula="of:=COM.MICROSOFT.BINOM.DIST([.A66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BINOM.DIST([.A67];90;0.05; 0)" office:value-type="percentage" office:value="8.73172945998039E-064" calcext:value-type="percentage">
            <text:p>0,00 %</text:p>
          </table:table-cell>
          <table:table-cell table:formula="of:=COM.MICROSOFT.BINOM.DIST([.A67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BINOM.DIST([.A68];90;0.05; 0)" office:value-type="percentage" office:value="1.7407754106819E-065" calcext:value-type="percentage">
            <text:p>0,00 %</text:p>
          </table:table-cell>
          <table:table-cell table:formula="of:=COM.MICROSOFT.BINOM.DIST([.A68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BINOM.DIST([.A69];90;0.05; 0)" office:value-type="percentage" office:value="3.28190179547255E-067" calcext:value-type="percentage">
            <text:p>0,00 %</text:p>
          </table:table-cell>
          <table:table-cell table:formula="of:=COM.MICROSOFT.BINOM.DIST([.A69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BINOM.DIST([.A70];90;0.05; 0)" office:value-type="percentage" office:value="5.84239483714153E-069" calcext:value-type="percentage">
            <text:p>0,00 %</text:p>
          </table:table-cell>
          <table:table-cell table:formula="of:=COM.MICROSOFT.BINOM.DIST([.A70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BINOM.DIST([.A71];90;0.05; 0)" office:value-type="percentage" office:value="9.80417135141981E-071" calcext:value-type="percentage">
            <text:p>0,00 %</text:p>
          </table:table-cell>
          <table:table-cell table:formula="of:=COM.MICROSOFT.BINOM.DIST([.A71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BINOM.DIST([.A72];90;0.05; 0)" office:value-type="percentage" office:value="1.54802705548734E-072" calcext:value-type="percentage">
            <text:p>0,00 %</text:p>
          </table:table-cell>
          <table:table-cell table:formula="of:=COM.MICROSOFT.BINOM.DIST([.A72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BINOM.DIST([.A73];90;0.05; 0)" office:value-type="percentage" office:value="2.29507346995899E-074" calcext:value-type="percentage">
            <text:p>0,00 %</text:p>
          </table:table-cell>
          <table:table-cell table:formula="of:=COM.MICROSOFT.BINOM.DIST([.A73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BINOM.DIST([.A74];90;0.05; 0)" office:value-type="percentage" office:value="3.18760204160971E-076" calcext:value-type="percentage">
            <text:p>0,00 %</text:p>
          </table:table-cell>
          <table:table-cell table:formula="of:=COM.MICROSOFT.BINOM.DIST([.A74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BINOM.DIST([.A75];90;0.05; 0)" office:value-type="percentage" office:value="4.13675823712868E-078" calcext:value-type="percentage">
            <text:p>0,00 %</text:p>
          </table:table-cell>
          <table:table-cell table:formula="of:=COM.MICROSOFT.BINOM.DIST([.A75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BINOM.DIST([.A76];90;0.05; 0)" office:value-type="percentage" office:value="5.00177027248845E-080" calcext:value-type="percentage">
            <text:p>0,00 %</text:p>
          </table:table-cell>
          <table:table-cell table:formula="of:=COM.MICROSOFT.BINOM.DIST([.A76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BINOM.DIST([.A77];90;0.05; 0)" office:value-type="percentage" office:value="5.61602276209229E-082" calcext:value-type="percentage">
            <text:p>0,00 %</text:p>
          </table:table-cell>
          <table:table-cell table:formula="of:=COM.MICROSOFT.BINOM.DIST([.A77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BINOM.DIST([.A78];90;0.05; 0)" office:value-type="percentage" office:value="5.83381865868313E-084" calcext:value-type="percentage">
            <text:p>0,00 %</text:p>
          </table:table-cell>
          <table:table-cell table:formula="of:=COM.MICROSOFT.BINOM.DIST([.A78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BINOM.DIST([.A79];90;0.05; 0)" office:value-type="percentage" office:value="5.58260158725658E-086" calcext:value-type="percentage">
            <text:p>0,00 %</text:p>
          </table:table-cell>
          <table:table-cell table:formula="of:=COM.MICROSOFT.BINOM.DIST([.A79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BINOM.DIST([.A80];90;0.05; 0)" office:value-type="percentage" office:value="4.89701893618999E-088" calcext:value-type="percentage">
            <text:p>0,00 %</text:p>
          </table:table-cell>
          <table:table-cell table:formula="of:=COM.MICROSOFT.BINOM.DIST([.A80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BINOM.DIST([.A81];90;0.05; 0)" office:value-type="percentage" office:value="3.91500514552164E-090" calcext:value-type="percentage">
            <text:p>0,00 %</text:p>
          </table:table-cell>
          <table:table-cell table:formula="of:=COM.MICROSOFT.BINOM.DIST([.A81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BINOM.DIST([.A82];90;0.05; 0)" office:value-type="percentage" office:value="2.83322740794329E-092" calcext:value-type="percentage">
            <text:p>0,00 %</text:p>
          </table:table-cell>
          <table:table-cell table:formula="of:=COM.MICROSOFT.BINOM.DIST([.A82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BINOM.DIST([.A83];90;0.05; 0)" office:value-type="percentage" office:value="1.84095348144463E-094" calcext:value-type="percentage">
            <text:p>0,00 %</text:p>
          </table:table-cell>
          <table:table-cell table:formula="of:=COM.MICROSOFT.BINOM.DIST([.A83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BINOM.DIST([.A84];90;0.05; 0)" office:value-type="percentage" office:value="1.06345194691924E-096" calcext:value-type="percentage">
            <text:p>0,00 %</text:p>
          </table:table-cell>
          <table:table-cell table:formula="of:=COM.MICROSOFT.BINOM.DIST([.A84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BINOM.DIST([.A85];90;0.05; 0)" office:value-type="percentage" office:value="5.39481013021807E-099" calcext:value-type="percentage">
            <text:p>0,00 %</text:p>
          </table:table-cell>
          <table:table-cell table:formula="of:=COM.MICROSOFT.BINOM.DIST([.A85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BINOM.DIST([.A86];90;0.05; 0)" office:value-type="percentage" office:value="2.36614479395529E-101" calcext:value-type="percentage">
            <text:p>0,00 %</text:p>
          </table:table-cell>
          <table:table-cell table:formula="of:=COM.MICROSOFT.BINOM.DIST([.A86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BINOM.DIST([.A87];90;0.05; 0)" office:value-type="percentage" office:value="8.7906308134562E-104" calcext:value-type="percentage">
            <text:p>0,00 %</text:p>
          </table:table-cell>
          <table:table-cell table:formula="of:=COM.MICROSOFT.BINOM.DIST([.A87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BINOM.DIST([.A88];90;0.05; 0)" office:value-type="percentage" office:value="2.68991150962552E-106" calcext:value-type="percentage">
            <text:p>0,00 %</text:p>
          </table:table-cell>
          <table:table-cell table:formula="of:=COM.MICROSOFT.BINOM.DIST([.A88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BINOM.DIST([.A89];90;0.05; 0)" office:value-type="percentage" office:value="6.50916275771451E-109" calcext:value-type="percentage">
            <text:p>0,00 %</text:p>
          </table:table-cell>
          <table:table-cell table:formula="of:=COM.MICROSOFT.BINOM.DIST([.A89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BINOM.DIST([.A90];90;0.05; 0)" office:value-type="percentage" office:value="1.16791197805882E-111" calcext:value-type="percentage">
            <text:p>0,00 %</text:p>
          </table:table-cell>
          <table:table-cell table:formula="of:=COM.MICROSOFT.BINOM.DIST([.A90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BINOM.DIST([.A91];90;0.05; 0)" office:value-type="percentage" office:value="1.38132699947821E-114" calcext:value-type="percentage">
            <text:p>0,00 %</text:p>
          </table:table-cell>
          <table:table-cell table:formula="of:=COM.MICROSOFT.BINOM.DIST([.A91];90;0.05; 1)" office:value-type="percentage" office:value="0.999999999999996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BINOM.DIST([.A92];90;0.05; 0)" office:value-type="percentage" office:value="8.0779356694632E-118" calcext:value-type="percentage">
            <text:p>0,00 %</text:p>
          </table:table-cell>
          <table:table-cell table:formula="of:=COM.MICROSOFT.BINOM.DIST([.A92];90;0.05; 1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</table:table>
      <table:table table:name="Exercice 5" table:style-name="ta1"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étudiants</text:p>
          </table:table-cell>
          <table:table-cell table:style-name="Default" office:value-type="string" calcext:value-type="string">
            <text:p>échec « Exacte »</text:p>
          </table:table-cell>
          <table:table-cell table:style-name="Default" office:value-type="string" calcext:value-type="string">
            <text:p>échec « Au Plus »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M.MICROSOFT.BINOM.DIST([.A2];90;0.05; 0)" office:value-type="percentage" office:value="0.00988836470965895" calcext:value-type="percentage">
            <text:p>0,99 %</text:p>
          </table:table-cell>
          <table:table-cell table:formula="of:=COM.MICROSOFT.BINOM.DIST([.A2];90;0.05; 1)" office:value-type="percentage" office:value="0.00988836470965895" calcext:value-type="percentage">
            <text:p>0,99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BINOM.DIST([.A3];90;0.05; 0)" office:value-type="percentage" office:value="0.0468396223089108" calcext:value-type="percentage">
            <text:p>4,68 %</text:p>
          </table:table-cell>
          <table:table-cell table:formula="of:=COM.MICROSOFT.BINOM.DIST([.A3];90;0.05; 1)" office:value-type="percentage" office:value="0.0567279870185698" calcext:value-type="percentage">
            <text:p>5,67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BINOM.DIST([.A4];90;0.05; 0)" office:value-type="percentage" office:value="0.109703325934028" calcext:value-type="percentage">
            <text:p>10,97 %</text:p>
          </table:table-cell>
          <table:table-cell table:formula="of:=COM.MICROSOFT.BINOM.DIST([.A4];90;0.05; 1)" office:value-type="percentage" office:value="0.166431312952598" calcext:value-type="percentage">
            <text:p>16,64 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BINOM.DIST([.A5];90;0.05; 0)" office:value-type="percentage" office:value="0.169366538284113" calcext:value-type="percentage">
            <text:p>16,94 %</text:p>
          </table:table-cell>
          <table:table-cell table:formula="of:=COM.MICROSOFT.BINOM.DIST([.A5];90;0.05; 1)" office:value-type="percentage" office:value="0.335797851236711" calcext:value-type="percentage">
            <text:p>33,58 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BINOM.DIST([.A6];90;0.05; 0)" office:value-type="percentage" office:value="0.193880116193656" calcext:value-type="percentage">
            <text:p>19,39 %</text:p>
          </table:table-cell>
          <table:table-cell table:formula="of:=COM.MICROSOFT.BINOM.DIST([.A6];90;0.05; 1)" office:value-type="percentage" office:value="0.529677967430367" calcext:value-type="percentage">
            <text:p>52,97 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BINOM.DIST([.A7];90;0.05; 0)" office:value-type="percentage" office:value="0.175512526238468" calcext:value-type="percentage">
            <text:p>17,55 %</text:p>
          </table:table-cell>
          <table:table-cell table:formula="of:=COM.MICROSOFT.BINOM.DIST([.A7];90;0.05; 1)" office:value-type="percentage" office:value="0.705190493668835" calcext:value-type="percentage">
            <text:p>70,52 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BINOM.DIST([.A8];90;0.05; 0)" office:value-type="percentage" office:value="0.130864602897103" calcext:value-type="percentage">
            <text:p>13,09 %</text:p>
          </table:table-cell>
          <table:table-cell table:formula="of:=COM.MICROSOFT.BINOM.DIST([.A8];90;0.05; 1)" office:value-type="percentage" office:value="0.836055096565938" calcext:value-type="percentage">
            <text:p>83,61 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BINOM.DIST([.A9];90;0.05; 0)" office:value-type="percentage" office:value="0.0826513281455388" calcext:value-type="percentage">
            <text:p>8,27 %</text:p>
          </table:table-cell>
          <table:table-cell table:formula="of:=COM.MICROSOFT.BINOM.DIST([.A9];90;0.05; 1)" office:value-type="percentage" office:value="0.918706424711477" calcext:value-type="percentage">
            <text:p>91,87 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BINOM.DIST([.A10];90;0.05; 0)" office:value-type="percentage" office:value="0.0451319752373666" calcext:value-type="percentage">
            <text:p>4,51 %</text:p>
          </table:table-cell>
          <table:table-cell table:formula="of:=COM.MICROSOFT.BINOM.DIST([.A10];90;0.05; 1)" office:value-type="percentage" office:value="0.963838399948844" calcext:value-type="percentage">
            <text:p>96,38 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BINOM.DIST([.A11];90;0.05; 0)" office:value-type="percentage" office:value="0.0216422337395559" calcext:value-type="percentage">
            <text:p>2,16 %</text:p>
          </table:table-cell>
          <table:table-cell table:formula="of:=COM.MICROSOFT.BINOM.DIST([.A11];90;0.05; 1)" office:value-type="percentage" office:value="0.985480633688399" calcext:value-type="percentage">
            <text:p>98,55 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BINOM.DIST([.A12];90;0.05; 0)" office:value-type="percentage" office:value="0.00922642596265279" calcext:value-type="percentage">
            <text:p>0,92 %</text:p>
          </table:table-cell>
          <table:table-cell table:formula="of:=COM.MICROSOFT.BINOM.DIST([.A12];90;0.05; 1)" office:value-type="percentage" office:value="0.994707059651052" calcext:value-type="percentage">
            <text:p>99,47 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BINOM.DIST([.A13];90;0.05; 0)" office:value-type="percentage" office:value="0.00353164630149389" calcext:value-type="percentage">
            <text:p>0,35 %</text:p>
          </table:table-cell>
          <table:table-cell table:formula="of:=COM.MICROSOFT.BINOM.DIST([.A13];90;0.05; 1)" office:value-type="percentage" office:value="0.998238705952546" calcext:value-type="percentage">
            <text:p>99,82 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BINOM.DIST([.A14];90;0.05; 0)" office:value-type="percentage" office:value="0.00122368446411411" calcext:value-type="percentage">
            <text:p>0,12 %</text:p>
          </table:table-cell>
          <table:table-cell table:formula="of:=COM.MICROSOFT.BINOM.DIST([.A14];90;0.05; 1)" office:value-type="percentage" office:value="0.99946239041666" calcext:value-type="percentage">
            <text:p>99,95 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BINOM.DIST([.A15];90;0.05; 0)" office:value-type="percentage" office:value="0.00038642667287814" calcext:value-type="percentage">
            <text:p>0,04 %</text:p>
          </table:table-cell>
          <table:table-cell table:formula="of:=COM.MICROSOFT.BINOM.DIST([.A15];90;0.05; 1)" office:value-type="percentage" office:value="0.999848817089538" calcext:value-type="percentage">
            <text:p>99,98 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BINOM.DIST([.A16];90;0.05; 0)" office:value-type="percentage" office:value="0.000111860352675251" calcext:value-type="percentage">
            <text:p>0,01 %</text:p>
          </table:table-cell>
          <table:table-cell table:formula="of:=COM.MICROSOFT.BINOM.DIST([.A16];90;0.05; 1)" office:value-type="percentage" office:value="0.999960677442214" calcext:value-type="percentage">
            <text:p>100,00 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BINOM.DIST([.A17];90;0.05; 0)" office:value-type="percentage" office:value="0.000029829427380067" calcext:value-type="percentage">
            <text:p>0,00 %</text:p>
          </table:table-cell>
          <table:table-cell table:formula="of:=COM.MICROSOFT.BINOM.DIST([.A17];90;0.05; 1)" office:value-type="percentage" office:value="0.999990506869594" calcext:value-type="percentage">
            <text:p>100,00 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BINOM.DIST([.A18];90;0.05; 0)" office:value-type="percentage" office:value="0.00000735923372863495" calcext:value-type="percentage">
            <text:p>0,00 %</text:p>
          </table:table-cell>
          <table:table-cell table:formula="of:=COM.MICROSOFT.BINOM.DIST([.A18];90;0.05; 1)" office:value-type="percentage" office:value="0.999997866103322" calcext:value-type="percentage">
            <text:p>100,00 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BINOM.DIST([.A19];90;0.05; 0)" office:value-type="percentage" office:value="0.00000168601639603401" calcext:value-type="percentage">
            <text:p>0,00 %</text:p>
          </table:table-cell>
          <table:table-cell table:formula="of:=COM.MICROSOFT.BINOM.DIST([.A19];90;0.05; 1)" office:value-type="percentage" office:value="0.999999552119718" calcext:value-type="percentage">
            <text:p>100,00 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M.MICROSOFT.BINOM.DIST([.A20];90;0.05; 0)" office:value-type="percentage" office:value="0.00000035988069272071" calcext:value-type="percentage">
            <text:p>0,00 %</text:p>
          </table:table-cell>
          <table:table-cell table:formula="of:=COM.MICROSOFT.BINOM.DIST([.A20];90;0.05; 1)" office:value-type="percentage" office:value="0.999999912000411" calcext:value-type="percentage">
            <text:p>100,00 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M.MICROSOFT.BINOM.DIST([.A21];90;0.05; 0)" office:value-type="percentage" office:value="0.0000000717767586589782" calcext:value-type="percentage">
            <text:p>0,00 %</text:p>
          </table:table-cell>
          <table:table-cell table:formula="of:=COM.MICROSOFT.BINOM.DIST([.A21];90;0.05; 1)" office:value-type="percentage" office:value="0.99999998377717" calcext:value-type="percentage">
            <text:p>100,00 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M.MICROSOFT.BINOM.DIST([.A22];90;0.05; 0)" office:value-type="percentage" office:value="0.0000000134109206968091" calcext:value-type="percentage">
            <text:p>0,00 %</text:p>
          </table:table-cell>
          <table:table-cell table:formula="of:=COM.MICROSOFT.BINOM.DIST([.A22];90;0.05; 1)" office:value-type="percentage" office:value="0.99999999718809" calcext:value-type="percentage">
            <text:p>100,00 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M.MICROSOFT.BINOM.DIST([.A23];90;0.05; 0)" office:value-type="percentage" office:value="0.00000000235279310470335" calcext:value-type="percentage">
            <text:p>0,00 %</text:p>
          </table:table-cell>
          <table:table-cell table:formula="of:=COM.MICROSOFT.BINOM.DIST([.A23];90;0.05; 1)" office:value-type="percentage" office:value="0.999999999540884" calcext:value-type="percentage">
            <text:p>100,00 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M.MICROSOFT.BINOM.DIST([.A24];90;0.05; 0)" office:value-type="percentage" office:value="0.000000000388379723025194" calcext:value-type="percentage">
            <text:p>0,00 %</text:p>
          </table:table-cell>
          <table:table-cell table:formula="of:=COM.MICROSOFT.BINOM.DIST([.A24];90;0.05; 1)" office:value-type="percentage" office:value="0.999999999929263" calcext:value-type="percentage">
            <text:p>100,00 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M.MICROSOFT.BINOM.DIST([.A25];90;0.05; 0)" office:value-type="percentage" office:value="0.0000000000604343733769181" calcext:value-type="percentage">
            <text:p>0,00 %</text:p>
          </table:table-cell>
          <table:table-cell table:formula="of:=COM.MICROSOFT.BINOM.DIST([.A25];90;0.05; 1)" office:value-type="percentage" office:value="0.999999999989698" calcext:value-type="percentage">
            <text:p>100,00 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BINOM.DIST([.A26];90;0.05; 0)" office:value-type="percentage" office:value="0.00000000000887961187774893" calcext:value-type="percentage">
            <text:p>0,00 %</text:p>
          </table:table-cell>
          <table:table-cell table:formula="of:=COM.MICROSOFT.BINOM.DIST([.A26];90;0.05; 1)" office:value-type="percentage" office:value="0.999999999998577" calcext:value-type="percentage">
            <text:p>100,00 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BINOM.DIST([.A27];90;0.05; 0)" office:value-type="percentage" office:value="0.00000000000123379870301354" calcext:value-type="percentage">
            <text:p>0,00 %</text:p>
          </table:table-cell>
          <table:table-cell table:formula="of:=COM.MICROSOFT.BINOM.DIST([.A27];90;0.05; 1)" office:value-type="percentage" office:value="0.999999999999811" calcext:value-type="percentage">
            <text:p>100,00 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BINOM.DIST([.A28];90;0.05; 0)" office:value-type="percentage" office:value="0.000000000000162341934607044" calcext:value-type="percentage">
            <text:p>0,00 %</text:p>
          </table:table-cell>
          <table:table-cell table:formula="of:=COM.MICROSOFT.BINOM.DIST([.A28];90;0.05; 1)" office:value-type="percentage" office:value="0.999999999999973" calcext:value-type="percentage">
            <text:p>100,00 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BINOM.DIST([.A29];90;0.05; 0)" office:value-type="percentage" office:value="0.0000000000000202531848242706" calcext:value-type="percentage">
            <text:p>0,00 %</text:p>
          </table:table-cell>
          <table:table-cell table:formula="of:=COM.MICROSOFT.BINOM.DIST([.A29];90;0.05; 1)" office:value-type="percentage" office:value="0.999999999999994" calcext:value-type="percentage">
            <text:p>100,00 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BINOM.DIST([.A30];90;0.05; 0)" office:value-type="percentage" office:value="2.39840346603205E-015" calcext:value-type="percentage">
            <text:p>0,00 %</text:p>
          </table:table-cell>
          <table:table-cell table:formula="of:=COM.MICROSOFT.BINOM.DIST([.A30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BINOM.DIST([.A31];90;0.05; 0)" office:value-type="percentage" office:value="2.69874800170575E-016" calcext:value-type="percentage">
            <text:p>0,00 %</text:p>
          </table:table-cell>
          <table:table-cell table:formula="of:=COM.MICROSOFT.BINOM.DIST([.A31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M.MICROSOFT.BINOM.DIST([.A32];90;0.05; 0)" office:value-type="percentage" office:value="2.88813382638686E-017" calcext:value-type="percentage">
            <text:p>0,00 %</text:p>
          </table:table-cell>
          <table:table-cell table:formula="of:=COM.MICROSOFT.BINOM.DIST([.A32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M.MICROSOFT.BINOM.DIST([.A33];90;0.05; 0)" office:value-type="percentage" office:value="2.94207180956216E-018" calcext:value-type="percentage">
            <text:p>0,00 %</text:p>
          </table:table-cell>
          <table:table-cell table:formula="of:=COM.MICROSOFT.BINOM.DIST([.A33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BINOM.DIST([.A34];90;0.05; 0)" office:value-type="percentage" office:value="2.85497099941065E-019" calcext:value-type="percentage">
            <text:p>0,00 %</text:p>
          </table:table-cell>
          <table:table-cell table:formula="of:=COM.MICROSOFT.BINOM.DIST([.A34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BINOM.DIST([.A35];90;0.05; 0)" office:value-type="percentage" office:value="2.64096200902421E-020" calcext:value-type="percentage">
            <text:p>0,00 %</text:p>
          </table:table-cell>
          <table:table-cell table:formula="of:=COM.MICROSOFT.BINOM.DIST([.A35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BINOM.DIST([.A36];90;0.05; 0)" office:value-type="percentage" office:value="2.33026059619783E-021" calcext:value-type="percentage">
            <text:p>0,00 %</text:p>
          </table:table-cell>
          <table:table-cell table:formula="of:=COM.MICROSOFT.BINOM.DIST([.A36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BINOM.DIST([.A37];90;0.05; 0)" office:value-type="percentage" office:value="1.96232471258765E-022" calcext:value-type="percentage">
            <text:p>0,00 %</text:p>
          </table:table-cell>
          <table:table-cell table:formula="of:=COM.MICROSOFT.BINOM.DIST([.A37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BINOM.DIST([.A38];90;0.05; 0)" office:value-type="percentage" office:value="1.5778926782503E-023" calcext:value-type="percentage">
            <text:p>0,00 %</text:p>
          </table:table-cell>
          <table:table-cell table:formula="of:=COM.MICROSOFT.BINOM.DIST([.A38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M.MICROSOFT.BINOM.DIST([.A39];90;0.05; 0)" office:value-type="percentage" office:value="1.21203705014959E-024" calcext:value-type="percentage">
            <text:p>0,00 %</text:p>
          </table:table-cell>
          <table:table-cell table:formula="of:=COM.MICROSOFT.BINOM.DIST([.A39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M.MICROSOFT.BINOM.DIST([.A40];90;0.05; 0)" office:value-type="percentage" office:value="8.89722488336958E-026" calcext:value-type="percentage">
            <text:p>0,00 %</text:p>
          </table:table-cell>
          <table:table-cell table:formula="of:=COM.MICROSOFT.BINOM.DIST([.A40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M.MICROSOFT.BINOM.DIST([.A41];90;0.05; 0)" office:value-type="percentage" office:value="6.24366658482076E-027" calcext:value-type="percentage">
            <text:p>0,00 %</text:p>
          </table:table-cell>
          <table:table-cell table:formula="of:=COM.MICROSOFT.BINOM.DIST([.A41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M.MICROSOFT.BINOM.DIST([.A42];90;0.05; 0)" office:value-type="percentage" office:value="4.18982889244551E-028" calcext:value-type="percentage">
            <text:p>0,00 %</text:p>
          </table:table-cell>
          <table:table-cell table:formula="of:=COM.MICROSOFT.BINOM.DIST([.A42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M.MICROSOFT.BINOM.DIST([.A43];90;0.05; 0)" office:value-type="percentage" office:value="2.68923548937453E-029" calcext:value-type="percentage">
            <text:p>0,00 %</text:p>
          </table:table-cell>
          <table:table-cell table:formula="of:=COM.MICROSOFT.BINOM.DIST([.A43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M.MICROSOFT.BINOM.DIST([.A44];90;0.05; 0)" office:value-type="percentage" office:value="1.65128494961594E-030" calcext:value-type="percentage">
            <text:p>0,00 %</text:p>
          </table:table-cell>
          <table:table-cell table:formula="of:=COM.MICROSOFT.BINOM.DIST([.A44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M.MICROSOFT.BINOM.DIST([.A45];90;0.05; 0)" office:value-type="percentage" office:value="9.70155172356977E-032" calcext:value-type="percentage">
            <text:p>0,00 %</text:p>
          </table:table-cell>
          <table:table-cell table:formula="of:=COM.MICROSOFT.BINOM.DIST([.A45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M.MICROSOFT.BINOM.DIST([.A46];90;0.05; 0)" office:value-type="percentage" office:value="5.45422166277248E-033" calcext:value-type="percentage">
            <text:p>0,00 %</text:p>
          </table:table-cell>
          <table:table-cell table:formula="of:=COM.MICROSOFT.BINOM.DIST([.A46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M.MICROSOFT.BINOM.DIST([.A47];90;0.05; 0)" office:value-type="percentage" office:value="2.93443504663782E-034" calcext:value-type="percentage">
            <text:p>0,00 %</text:p>
          </table:table-cell>
          <table:table-cell table:formula="of:=COM.MICROSOFT.BINOM.DIST([.A47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M.MICROSOFT.BINOM.DIST([.A48];90;0.05; 0)" office:value-type="percentage" office:value="1.51086472652977E-035" calcext:value-type="percentage">
            <text:p>0,00 %</text:p>
          </table:table-cell>
          <table:table-cell table:formula="of:=COM.MICROSOFT.BINOM.DIST([.A48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BINOM.DIST([.A49];90;0.05; 0)" office:value-type="percentage" office:value="7.44435027629451E-037" calcext:value-type="percentage">
            <text:p>0,00 %</text:p>
          </table:table-cell>
          <table:table-cell table:formula="of:=COM.MICROSOFT.BINOM.DIST([.A49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BINOM.DIST([.A50];90;0.05; 0)" office:value-type="percentage" office:value="3.50994585395465E-038" calcext:value-type="percentage">
            <text:p>0,00 %</text:p>
          </table:table-cell>
          <table:table-cell table:formula="of:=COM.MICROSOFT.BINOM.DIST([.A50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BINOM.DIST([.A51];90;0.05; 0)" office:value-type="percentage" office:value="1.58343421982917E-039" calcext:value-type="percentage">
            <text:p>0,00 %</text:p>
          </table:table-cell>
          <table:table-cell table:formula="of:=COM.MICROSOFT.BINOM.DIST([.A51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BINOM.DIST([.A52];90;0.05; 0)" office:value-type="percentage" office:value="6.83376873821008E-041" calcext:value-type="percentage">
            <text:p>0,00 %</text:p>
          </table:table-cell>
          <table:table-cell table:formula="of:=COM.MICROSOFT.BINOM.DIST([.A52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M.MICROSOFT.BINOM.DIST([.A53];90;0.05; 0)" office:value-type="percentage" office:value="2.82095716747578E-042" calcext:value-type="percentage">
            <text:p>0,00 %</text:p>
          </table:table-cell>
          <table:table-cell table:formula="of:=COM.MICROSOFT.BINOM.DIST([.A53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M.MICROSOFT.BINOM.DIST([.A54];90;0.05; 0)" office:value-type="percentage" office:value="1.1135357240036E-043" calcext:value-type="percentage">
            <text:p>0,00 %</text:p>
          </table:table-cell>
          <table:table-cell table:formula="of:=COM.MICROSOFT.BINOM.DIST([.A54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M.MICROSOFT.BINOM.DIST([.A55];90;0.05; 0)" office:value-type="percentage" office:value="4.20202160001358E-045" calcext:value-type="percentage">
            <text:p>0,00 %</text:p>
          </table:table-cell>
          <table:table-cell table:formula="of:=COM.MICROSOFT.BINOM.DIST([.A55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M.MICROSOFT.BINOM.DIST([.A56];90;0.05; 0)" office:value-type="percentage" office:value="1.51534892008287E-046" calcext:value-type="percentage">
            <text:p>0,00 %</text:p>
          </table:table-cell>
          <table:table-cell table:formula="of:=COM.MICROSOFT.BINOM.DIST([.A56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M.MICROSOFT.BINOM.DIST([.A57];90;0.05; 0)" office:value-type="percentage" office:value="5.22034077731898E-048" calcext:value-type="percentage">
            <text:p>0,00 %</text:p>
          </table:table-cell>
          <table:table-cell table:formula="of:=COM.MICROSOFT.BINOM.DIST([.A57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M.MICROSOFT.BINOM.DIST([.A58];90;0.05; 0)" office:value-type="percentage" office:value="1.71721736096019E-049" calcext:value-type="percentage">
            <text:p>0,00 %</text:p>
          </table:table-cell>
          <table:table-cell table:formula="of:=COM.MICROSOFT.BINOM.DIST([.A58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M.MICROSOFT.BINOM.DIST([.A59];90;0.05; 0)" office:value-type="percentage" office:value="5.39107943422405E-051" calcext:value-type="percentage">
            <text:p>0,00 %</text:p>
          </table:table-cell>
          <table:table-cell table:formula="of:=COM.MICROSOFT.BINOM.DIST([.A59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M.MICROSOFT.BINOM.DIST([.A60];90;0.05; 0)" office:value-type="percentage" office:value="1.61438857830666E-052" calcext:value-type="percentage">
            <text:p>0,00 %</text:p>
          </table:table-cell>
          <table:table-cell table:formula="of:=COM.MICROSOFT.BINOM.DIST([.A60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M.MICROSOFT.BINOM.DIST([.A61];90;0.05; 0)" office:value-type="percentage" office:value="4.60842413075941E-054" calcext:value-type="percentage">
            <text:p>0,00 %</text:p>
          </table:table-cell>
          <table:table-cell table:formula="of:=COM.MICROSOFT.BINOM.DIST([.A61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M.MICROSOFT.BINOM.DIST([.A62];90;0.05; 0)" office:value-type="percentage" office:value="1.25316796538195E-055" calcext:value-type="percentage">
            <text:p>0,00 %</text:p>
          </table:table-cell>
          <table:table-cell table:formula="of:=COM.MICROSOFT.BINOM.DIST([.A62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M.MICROSOFT.BINOM.DIST([.A63];90;0.05; 0)" office:value-type="percentage" office:value="3.24374796906457E-057" calcext:value-type="percentage">
            <text:p>0,00 %</text:p>
          </table:table-cell>
          <table:table-cell table:formula="of:=COM.MICROSOFT.BINOM.DIST([.A63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M.MICROSOFT.BINOM.DIST([.A64];90;0.05; 0)" office:value-type="percentage" office:value="7.98545764880073E-059" calcext:value-type="percentage">
            <text:p>0,00 %</text:p>
          </table:table-cell>
          <table:table-cell table:formula="of:=COM.MICROSOFT.BINOM.DIST([.A64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M.MICROSOFT.BINOM.DIST([.A65];90;0.05; 0)" office:value-type="percentage" office:value="1.86794330966099E-060" calcext:value-type="percentage">
            <text:p>0,00 %</text:p>
          </table:table-cell>
          <table:table-cell table:formula="of:=COM.MICROSOFT.BINOM.DIST([.A65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M.MICROSOFT.BINOM.DIST([.A66];90;0.05; 0)" office:value-type="percentage" office:value="4.14757149349069E-062" calcext:value-type="percentage">
            <text:p>0,00 %</text:p>
          </table:table-cell>
          <table:table-cell table:formula="of:=COM.MICROSOFT.BINOM.DIST([.A66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M.MICROSOFT.BINOM.DIST([.A67];90;0.05; 0)" office:value-type="percentage" office:value="8.73172945998039E-064" calcext:value-type="percentage">
            <text:p>0,00 %</text:p>
          </table:table-cell>
          <table:table-cell table:formula="of:=COM.MICROSOFT.BINOM.DIST([.A67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M.MICROSOFT.BINOM.DIST([.A68];90;0.05; 0)" office:value-type="percentage" office:value="1.7407754106819E-065" calcext:value-type="percentage">
            <text:p>0,00 %</text:p>
          </table:table-cell>
          <table:table-cell table:formula="of:=COM.MICROSOFT.BINOM.DIST([.A68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M.MICROSOFT.BINOM.DIST([.A69];90;0.05; 0)" office:value-type="percentage" office:value="3.28190179547255E-067" calcext:value-type="percentage">
            <text:p>0,00 %</text:p>
          </table:table-cell>
          <table:table-cell table:formula="of:=COM.MICROSOFT.BINOM.DIST([.A69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M.MICROSOFT.BINOM.DIST([.A70];90;0.05; 0)" office:value-type="percentage" office:value="5.84239483714153E-069" calcext:value-type="percentage">
            <text:p>0,00 %</text:p>
          </table:table-cell>
          <table:table-cell table:formula="of:=COM.MICROSOFT.BINOM.DIST([.A70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M.MICROSOFT.BINOM.DIST([.A71];90;0.05; 0)" office:value-type="percentage" office:value="9.80417135141981E-071" calcext:value-type="percentage">
            <text:p>0,00 %</text:p>
          </table:table-cell>
          <table:table-cell table:formula="of:=COM.MICROSOFT.BINOM.DIST([.A71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M.MICROSOFT.BINOM.DIST([.A72];90;0.05; 0)" office:value-type="percentage" office:value="1.54802705548734E-072" calcext:value-type="percentage">
            <text:p>0,00 %</text:p>
          </table:table-cell>
          <table:table-cell table:formula="of:=COM.MICROSOFT.BINOM.DIST([.A72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M.MICROSOFT.BINOM.DIST([.A73];90;0.05; 0)" office:value-type="percentage" office:value="2.29507346995899E-074" calcext:value-type="percentage">
            <text:p>0,00 %</text:p>
          </table:table-cell>
          <table:table-cell table:formula="of:=COM.MICROSOFT.BINOM.DIST([.A73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M.MICROSOFT.BINOM.DIST([.A74];90;0.05; 0)" office:value-type="percentage" office:value="3.18760204160971E-076" calcext:value-type="percentage">
            <text:p>0,00 %</text:p>
          </table:table-cell>
          <table:table-cell table:formula="of:=COM.MICROSOFT.BINOM.DIST([.A74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M.MICROSOFT.BINOM.DIST([.A75];90;0.05; 0)" office:value-type="percentage" office:value="4.13675823712868E-078" calcext:value-type="percentage">
            <text:p>0,00 %</text:p>
          </table:table-cell>
          <table:table-cell table:formula="of:=COM.MICROSOFT.BINOM.DIST([.A75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M.MICROSOFT.BINOM.DIST([.A76];90;0.05; 0)" office:value-type="percentage" office:value="5.00177027248845E-080" calcext:value-type="percentage">
            <text:p>0,00 %</text:p>
          </table:table-cell>
          <table:table-cell table:formula="of:=COM.MICROSOFT.BINOM.DIST([.A76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M.MICROSOFT.BINOM.DIST([.A77];90;0.05; 0)" office:value-type="percentage" office:value="5.61602276209229E-082" calcext:value-type="percentage">
            <text:p>0,00 %</text:p>
          </table:table-cell>
          <table:table-cell table:formula="of:=COM.MICROSOFT.BINOM.DIST([.A77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M.MICROSOFT.BINOM.DIST([.A78];90;0.05; 0)" office:value-type="percentage" office:value="5.83381865868313E-084" calcext:value-type="percentage">
            <text:p>0,00 %</text:p>
          </table:table-cell>
          <table:table-cell table:formula="of:=COM.MICROSOFT.BINOM.DIST([.A78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M.MICROSOFT.BINOM.DIST([.A79];90;0.05; 0)" office:value-type="percentage" office:value="5.58260158725658E-086" calcext:value-type="percentage">
            <text:p>0,00 %</text:p>
          </table:table-cell>
          <table:table-cell table:formula="of:=COM.MICROSOFT.BINOM.DIST([.A79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M.MICROSOFT.BINOM.DIST([.A80];90;0.05; 0)" office:value-type="percentage" office:value="4.89701893618999E-088" calcext:value-type="percentage">
            <text:p>0,00 %</text:p>
          </table:table-cell>
          <table:table-cell table:formula="of:=COM.MICROSOFT.BINOM.DIST([.A80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M.MICROSOFT.BINOM.DIST([.A81];90;0.05; 0)" office:value-type="percentage" office:value="3.91500514552164E-090" calcext:value-type="percentage">
            <text:p>0,00 %</text:p>
          </table:table-cell>
          <table:table-cell table:formula="of:=COM.MICROSOFT.BINOM.DIST([.A81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M.MICROSOFT.BINOM.DIST([.A82];90;0.05; 0)" office:value-type="percentage" office:value="2.83322740794329E-092" calcext:value-type="percentage">
            <text:p>0,00 %</text:p>
          </table:table-cell>
          <table:table-cell table:formula="of:=COM.MICROSOFT.BINOM.DIST([.A82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M.MICROSOFT.BINOM.DIST([.A83];90;0.05; 0)" office:value-type="percentage" office:value="1.84095348144463E-094" calcext:value-type="percentage">
            <text:p>0,00 %</text:p>
          </table:table-cell>
          <table:table-cell table:formula="of:=COM.MICROSOFT.BINOM.DIST([.A83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M.MICROSOFT.BINOM.DIST([.A84];90;0.05; 0)" office:value-type="percentage" office:value="1.06345194691924E-096" calcext:value-type="percentage">
            <text:p>0,00 %</text:p>
          </table:table-cell>
          <table:table-cell table:formula="of:=COM.MICROSOFT.BINOM.DIST([.A84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M.MICROSOFT.BINOM.DIST([.A85];90;0.05; 0)" office:value-type="percentage" office:value="5.39481013021807E-099" calcext:value-type="percentage">
            <text:p>0,00 %</text:p>
          </table:table-cell>
          <table:table-cell table:formula="of:=COM.MICROSOFT.BINOM.DIST([.A85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M.MICROSOFT.BINOM.DIST([.A86];90;0.05; 0)" office:value-type="percentage" office:value="2.36614479395529E-101" calcext:value-type="percentage">
            <text:p>0,00 %</text:p>
          </table:table-cell>
          <table:table-cell table:formula="of:=COM.MICROSOFT.BINOM.DIST([.A86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M.MICROSOFT.BINOM.DIST([.A87];90;0.05; 0)" office:value-type="percentage" office:value="8.7906308134562E-104" calcext:value-type="percentage">
            <text:p>0,00 %</text:p>
          </table:table-cell>
          <table:table-cell table:formula="of:=COM.MICROSOFT.BINOM.DIST([.A87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M.MICROSOFT.BINOM.DIST([.A88];90;0.05; 0)" office:value-type="percentage" office:value="2.68991150962552E-106" calcext:value-type="percentage">
            <text:p>0,00 %</text:p>
          </table:table-cell>
          <table:table-cell table:formula="of:=COM.MICROSOFT.BINOM.DIST([.A88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M.MICROSOFT.BINOM.DIST([.A89];90;0.05; 0)" office:value-type="percentage" office:value="6.50916275771451E-109" calcext:value-type="percentage">
            <text:p>0,00 %</text:p>
          </table:table-cell>
          <table:table-cell table:formula="of:=COM.MICROSOFT.BINOM.DIST([.A89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M.MICROSOFT.BINOM.DIST([.A90];90;0.05; 0)" office:value-type="percentage" office:value="1.16791197805882E-111" calcext:value-type="percentage">
            <text:p>0,00 %</text:p>
          </table:table-cell>
          <table:table-cell table:formula="of:=COM.MICROSOFT.BINOM.DIST([.A90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M.MICROSOFT.BINOM.DIST([.A91];90;0.05; 0)" office:value-type="percentage" office:value="1.38132699947821E-114" calcext:value-type="percentage">
            <text:p>0,00 %</text:p>
          </table:table-cell>
          <table:table-cell table:formula="of:=COM.MICROSOFT.BINOM.DIST([.A91];90;0.05; 1)" office:value-type="percentage" office:value="0.999999999999996" calcext:value-type="percentage">
            <text:p>100,00 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M.MICROSOFT.BINOM.DIST([.A92];90;0.05; 0)" office:value-type="percentage" office:value="8.0779356694632E-118" calcext:value-type="percentage">
            <text:p>0,00 %</text:p>
          </table:table-cell>
          <table:table-cell table:formula="of:=COM.MICROSOFT.BINOM.DIST([.A92];90;0.05; 1)" office:value-type="percentage" office:value="1" calcext:value-type="percentage">
            <text:p>100,00 %</text:p>
          </table:table-cell>
        </table:table-row>
      </table:table>
      <table:table table:name="Exercice 6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rage</text:p>
          </table:table-cell>
          <table:table-cell office:value-type="string" calcext:value-type="string">
            <text:p>Résultats</text:p>
          </table:table-cell>
          <table:table-cell office:value-type="string" calcext:value-type="string">
            <text:p>#Face Obtenues</text:p>
          </table:table-cell>
          <table:table-cell office:value-type="string" calcext:value-type="string">
            <text:p>#Face attendues</text:p>
          </table:table-cell>
          <table:table-cell/>
          <table:table-cell office:value-type="string" calcext:value-type="string">
            <text:p>échecs</text:p>
          </table:table-cell>
          <table:table-cell office:value-type="string" calcext:value-type="string">
            <text:p>Résultats</text:p>
          </table:table-cell>
          <table:table-cell office:value-type="string" calcext:value-type="string">
            <text:p>#Victoires Obtenue</text:p>
          </table:table-cell>
          <table:table-cell office:value-type="string" calcext:value-type="string">
            <text:p>#Défaites Obten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formula="of:=COUNTIF([.B2:.B201];&quot;Face&quot;)" office:value-type="float" office:value="97" calcext:value-type="float">
            <text:p>97</text:p>
          </table:table-cell>
          <table:table-cell table:formula="of:=AVERAGE(200*1/2)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RAND()&lt;=0.07;&quot;Victoire&quot;;&quot;Défaite&quot;)" office:value-type="string" office:string-value="Victoire" calcext:value-type="string">
            <text:p>Victoire</text:p>
          </table:table-cell>
          <table:table-cell table:formula="of:=COUNTIF([.G2:.G201];&quot;Victoire&quot;)" office:value-type="float" office:value="12" calcext:value-type="float">
            <text:p>12</text:p>
          </table:table-cell>
          <table:table-cell table:formula="of:=COUNTIF([.G2:.G201];&quot;Défaite&quot;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IF(RAND()&lt;=0.07;&quot;Victoire&quot;;&quot;Défaite&quot;)" office:value-type="string" office:string-value="Victoire" calcext:value-type="string">
            <text:p>Victoir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IF(RAND()&lt;=0.07;&quot;Victoire&quot;;&quot;Défaite&quot;)" office:value-type="string" office:string-value="Victoire" calcext:value-type="string">
            <text:p>Victoire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IF(RAND()&lt;=0.07;&quot;Victoire&quot;;&quot;Défaite&quot;)" office:value-type="string" office:string-value="Victoire" calcext:value-type="string">
            <text:p>Victoir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IF(RAND()&lt;=0.07;&quot;Victoire&quot;;&quot;Défaite&quot;)" office:value-type="string" office:string-value="Victoire" calcext:value-type="string">
            <text:p>Victoire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IF(RAND()&lt;=0.07;&quot;Victoire&quot;;&quot;Défaite&quot;)" office:value-type="string" office:string-value="Victoire" calcext:value-type="string">
            <text:p>Victoire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IF(RAND()&lt;=0.07;&quot;Victoire&quot;;&quot;Défaite&quot;)" office:value-type="string" office:string-value="Victoire" calcext:value-type="string">
            <text:p>Victoire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formula="of:=IF(RAND()&lt;=0.07;&quot;Victoire&quot;;&quot;Défaite&quot;)" office:value-type="string" office:string-value="Victoire" calcext:value-type="string">
            <text:p>Victoire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formula="of:=IF(RAND()&lt;=0.07;&quot;Victoire&quot;;&quot;Défaite&quot;)" office:value-type="string" office:string-value="Victoire" calcext:value-type="string">
            <text:p>Victoire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formula="of:=IF(RAND()&lt;=0.07;&quot;Victoire&quot;;&quot;Défaite&quot;)" office:value-type="string" office:string-value="Victoire" calcext:value-type="string">
            <text:p>Victoire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table:formula="of:=IF(RAND()&lt;=0.07;&quot;Victoire&quot;;&quot;Défaite&quot;)" office:value-type="string" office:string-value="Victoire" calcext:value-type="string">
            <text:p>Victoire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formula="of:=IF(RAND()&lt;=0.07;&quot;Victoire&quot;;&quot;Défaite&quot;)" office:value-type="string" office:string-value="Victoire" calcext:value-type="string">
            <text:p>Victoire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F(RANDBETWEEN(0;1) = 0; &quot;Pile&quot;;&quot;Face&quot;)" office:value-type="string" office:string-value="Face" calcext:value-type="string">
            <text:p>Face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97" calcext:value-type="float">
            <text:p>197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RANDBETWEEN(0;1) = 0; &quot;Pile&quot;;&quot;Face&quot;)" office:value-type="string" office:string-value="Pile" calcext:value-type="string">
            <text:p>Pile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IF(RAND()&lt;=0.07;&quot;Victoire&quot;;&quot;Défaite&quot;)" office:value-type="string" office:string-value="Défaite" calcext:value-type="string">
            <text:p>Défaite</text:p>
          </table:table-cell>
          <table:table-cell table:number-columns-repeated="2"/>
        </table:table-row>
      </table:table>
      <table:table table:name="Exercice 7" table:style-name="ta1">
        <table:shapes>
          <draw:frame draw:z-index="0" draw:style-name="gr1" draw:text-style-name="P1" svg:width="16.002cm" svg:height="8.999cm" svg:x="9.736cm" svg:y="0.968cm">
            <draw:object draw:notify-on-update-of-ranges="'Exercice 7'.B2:'Exercice 7'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dalités</text:p>
          </table:table-cell>
          <table:table-cell table:style-name="Default" office:value-type="string" calcext:value-type="string">
            <text:p>P( X = 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1/2;[.A2])" office:value-type="percentage" office:value="0.5" calcext:value-type="percentage">
            <text:p>50,00 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1/2;[.A3])" office:value-type="percentage" office:value="0.25" calcext:value-type="percentage">
            <text:p>25,00 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1/2;[.A4])" office:value-type="percentage" office:value="0.125" calcext:value-type="percentage">
            <text:p>12,50 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1/2;[.A5])" office:value-type="percentage" office:value="0.0625" calcext:value-type="percentage">
            <text:p>6,25 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1/2;[.A6])" office:value-type="percentage" office:value="0.03125" calcext:value-type="percentage">
            <text:p>3,13 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1/2;[.A7])" office:value-type="percentage" office:value="0.015625" calcext:value-type="percentage">
            <text:p>1,56 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1/2;[.A8])" office:value-type="percentage" office:value="0.0078125" calcext:value-type="percentage">
            <text:p>0,78 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1/2;[.A9])" office:value-type="percentage" office:value="0.00390625" calcext:value-type="percentage">
            <text:p>0,39 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1/2;[.A10])" office:value-type="percentage" office:value="0.001953125" calcext:value-type="percentage">
            <text:p>0,20 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1/2;[.A11])" office:value-type="percentage" office:value="0.0009765625" calcext:value-type="percentage">
            <text:p>0,10 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1/2;[.A12])" office:value-type="percentage" office:value="0.00048828125" calcext:value-type="percentage">
            <text:p>0,05 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1/2;[.A13])" office:value-type="percentage" office:value="0.000244140625" calcext:value-type="percentage">
            <text:p>0,02 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1/2;[.A14])" office:value-type="percentage" office:value="0.0001220703125" calcext:value-type="percentage">
            <text:p>0,01 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1/2;[.A15])" office:value-type="percentage" office:value="0.00006103515625" calcext:value-type="percentage">
            <text:p>0,01 %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Moyenne approx</text:p>
          </table:table-cell>
          <table:table-cell table:style-name="ce4" table:formula="of:=SUMPRODUCT([.A2:.A10];[.B2:.B10])" office:value-type="float" office:value="1.978515625" calcext:value-type="float">
            <text:p>1,98</text:p>
          </table:table-cell>
        </table:table-row>
        <table:table-row table:style-name="ro1">
          <table:table-cell office:value-type="string" calcext:value-type="string">
            <text:p>Moyenne théorique</text:p>
          </table:table-cell>
          <table:table-cell table:style-name="ce4" table:formula="of:=1/50%" office:value-type="float" office:value="2" calcext:value-type="float">
            <text:p>2,00</text:p>
          </table:table-cell>
        </table:table-row>
        <table:table-row table:style-name="ro1" table:number-rows-repeated="5">
          <table:table-cell/>
          <table:table-cell table:style-name="Default"/>
        </table:table-row>
        <table:table-row table:style-name="ro1">
          <table:table-cell/>
          <table:table-cell table:style-name="ce5"/>
        </table:table-row>
      </table:table>
      <table:table table:name="Exercice 9" table:style-name="ta1">
        <table:shapes>
          <draw:frame draw:z-index="0" draw:style-name="gr1" draw:text-style-name="P1" svg:width="16.005cm" svg:height="8.999cm" svg:x="11.243cm" svg:y="3.856cm">
            <draw:object draw:notify-on-update-of-ranges="'Exercice 9'.A20:'Exercice 9'.A20 'Exercice 9'.A21:'Exercice 9'.A30 'Exercice 9'.B20:'Exercice 9'.B20 'Exercice 9'.B21:'Exercice 9'.B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ce1"/>
        <table:table-row table:style-name="ro1" table:number-rows-repeated="19">
          <table:table-cell table:number-columns-repeated="2"/>
        </table:table-row>
        <table:table-row table:style-name="ro1">
          <table:table-cell office:value-type="string" calcext:value-type="string">
            <text:p>Temps de Vol</text:p>
          </table:table-cell>
          <table:table-cell office:value-type="string" calcext:value-type="string">
            <text:p>Probabilité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AND([.A21]&gt;=120;[.A21]&lt;=160);1/40;0)" office:value-type="percentage" office:value="0" calcext:value-type="percentage">
            <text:p>0,00 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AND([.A22]&gt;=120;[.A22]&lt;=160);1/40;0)" office:value-type="percentage" office:value="0" calcext:value-type="percentage">
            <text:p>0,00 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AND([.A23]&gt;=120;[.A23]&lt;=160);1/40;0)" office:value-type="percentage" office:value="0.025" calcext:value-type="percentage">
            <text:p>2,50 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AND([.A24]&gt;=120;[.A24]&lt;=160);1/40;0)" office:value-type="percentage" office:value="0.025" calcext:value-type="percentage">
            <text:p>2,50 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AND([.A25]&gt;=120;[.A25]&lt;=160);1/40;0)" office:value-type="percentage" office:value="0.025" calcext:value-type="percentage">
            <text:p>2,50 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AND([.A26]&gt;=120;[.A26]&lt;=160);1/40;0)" office:value-type="percentage" office:value="0.025" calcext:value-type="percentage">
            <text:p>2,50 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AND([.A27]&gt;=120;[.A27]&lt;=160);1/40;0)" office:value-type="percentage" office:value="0.025" calcext:value-type="percentage">
            <text:p>2,50 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AND([.A28]&gt;=120;[.A28]&lt;=160);1/40;0)" office:value-type="percentage" office:value="0" calcext:value-type="percentage">
            <text:p>0,00 %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AND([.A29]&gt;=120;[.A29]&lt;=160);1/40;0)" office:value-type="percentage" office:value="0" calcext:value-type="percentage">
            <text:p>0,00 %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AND([.A30]&gt;=120;[.A30]&lt;=160);1/40;0)" office:value-type="percentage" office:value="0" calcext:value-type="percentage">
            <text:p>0,00 %</text:p>
          </table:table-cell>
        </table:table-row>
        <table:table-row table:style-name="ro1" table:number-rows-repeated="2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xercice 11" table:style-name="ta1">
        <table:table-column table:style-name="co1" table:default-cell-style-name="Default"/>
        <table:table-row table:style-name="ro1">
          <table:table-cell table:formula="of:=COM.MICROSOFT.NORM.INV(57.93%;3;1.5)" office:value-type="float" office:value="3.30015455208622" calcext:value-type="float">
            <text:p>3,30015455208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08:35:51.8424924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08:43:05.397711903</meta:creation-date>
    <dc:date>2024-10-09T10:30:43.666222902</dc:date>
    <meta:editing-duration>PT50M53S</meta:editing-duration>
    <meta:editing-cycles>5</meta:editing-cycles>
    <meta:generator>LibreOffice/24.2.6.2$Linux_X86_64 LibreOffice_project/420$Build-2</meta:generator>
    <meta:document-statistic meta:table-count="6" meta:cell-count="152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cm" xlink:href=".." xlink:type="simple" chart:class="chart:bar" chart:style-name="ch1">
        <chart:title svg:x="6.317cm" svg:y="0.316cm" chart:style-name="ch2">
          <text:p>Loi géométrique</text:p>
        </chart:title>
        <chart:legend chart:legend-position="end" svg:x="13.66cm" svg:y="4.201cm" style:legend-expansion="high" chart:style-name="ch3"/>
        <chart:plot-area chart:style-name="ch4" table:cell-range-address="'Exercice 7'.B2:'Exercice 7'.B15" svg:x="0.32cm" svg:y="1.275cm" svg:width="13.02cm" svg:height="6.564cm">
          <chart:coordinate-region svg:x="1.815cm" svg:y="1.475cm" svg:width="11.525cm" svg:height="5.717cm"/>
          <chart:axis chart:dimension="x" chart:name="primary-x" chart:style-name="ch5">
            <chart:title svg:x="5.503cm" svg:y="8.019cm" chart:style-name="ch6">
              <text:p>Nombre de Tirage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Exercice 7'.B2:'Exercice 7'.B15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Exercice 7'.B2:'Exercice 7'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90625">
                <text:p>0.003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953125">
                <text:p>0.0019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9765625">
                <text:p>0.000976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48828125">
                <text:p>0.0004882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44140625">
                <text:p>0.00024414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220703125">
                <text:p>0.0001220703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6103515625">
                <text:p>0.0000610351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cm" xlink:href=".." xlink:type="simple" chart:class="chart:scatter" chart:style-name="ch1">
        <chart:legend chart:legend-position="end" svg:x="12.889cm" svg:y="4.201cm" style:legend-expansion="high" chart:style-name="ch2"/>
        <chart:plot-area chart:style-name="ch3" table:cell-range-address="'Exercice 9'.A20:'Exercice 9'.B30" chart:data-source-has-labels="row" svg:x="0.32cm" svg:y="0.18cm" svg:width="12.249cm" svg:height="8.64cm">
          <chart:coordinate-region svg:x="1.629cm" svg:y="0.379cm" svg:width="10.66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xercice 9'.B21:'Exercice 9'.B30" chart:label-cell-address="'Exercice 9'.B20:'Exercice 9'.B20" chart:class="chart:scatter">
            <chart:domain table:cell-range-address="'Exercice 9'.A21:'Exercice 9'.A3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Probabilités</text:p>
                <draw:g>
                  <svg:desc>'Exercice 9'.B20:'Exercice 9'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Exercice 9'.A21:'Exercice 9'.A30</svg:desc>
                </draw:g>
              </table:table-cell>
              <table:table-cell office:value-type="float" office:value="0">
                <text:p>0</text:p>
                <draw:g>
                  <svg:desc>'Exercice 9'.B21:'Exercice 9'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">
                <text:p>13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